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9137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721409"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722160"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733441"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704812"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719827"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709350"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729169"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70710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735835"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719236"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70643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707579"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721230"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733049"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735247"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732397"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23941"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736276"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718021"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728505"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71216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2518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717297"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730882"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716094"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712192"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731157"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721420"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4297"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710176"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727823"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72563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724747"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72558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71966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2605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724737"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708066"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705297"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708745"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728154"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71577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8584"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717205"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71008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719751"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715041"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705478"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70737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32431"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731133"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720087"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719194"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716527"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8972"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711410"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736580"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730226"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721674"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33118"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72152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731711"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72618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732093"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673336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728476"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6727572"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6720507"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6728181"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6727335"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6734883"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6728417"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672085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6712083"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6728962"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6706828"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6736540"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6726602"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6727116" text:continue-numbering="true" text:style-name="WW8Num13">
        <text:list-item>
          <text:list>
            <text:list-item>
              <text:h text:style-name="P55" text:outline-level="2">迭代器结构</text:h>
            </text:list-item>
          </text:list>
        </text:list-item>
      </text:list>
      <text:p text:style-name="P21"/>
      <text:p text:style-name="P21"/>
      <text:p text:style-name="P21"><text:soft-page-break/></text:p>
      <text:p text:style-name="P21"/>
      <text:list xml:id="list36729434"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soft-page-break/><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soft-page-break/><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text:soft-page-break/></text:p>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7305"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3383115"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33761" text:continue-list="list36717305" text:style-name="WW8Num13">
        <text:list-item>
          <text:list>
            <text:list-item>
              <text:h text:style-name="P58" text:outline-level="2"><text:span text:style-name="T6">libcstl 2.1</text:span><text:span text:style-name="T3">改善</text:span></text:h>
            </text:list-item>
          </text:list>
        </text:list-item>
      </text:list>
      <text:list xml:id="list33395748"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6736230" text:continue-list="list36733761" text:style-name="WW8Num13">
        <text:list-item>
          <text:list>
            <text:list-item>
              <text:h text:style-name="P58" text:outline-level="2"><text:span text:style-name="T6">libcstl 2.1</text:span><text:span text:style-name="T3">代码的优化</text:span></text:h>
            </text:list-item>
          </text:list>
        </text:list-item>
      </text:list>
      <text:list xml:id="list36712257" text:continue-list="list33395748"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728394" text:continue-list="list36736230"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5T16:59:33.43</dc:date>
    <meta:editing-cycles>1987</meta:editing-cycles>
    <meta:editing-duration>P21DT20H46M13S</meta:editing-duration>
    <meta:generator>OpenOffice.org/3.3$Win32 OpenOffice.org_project/330m20$Build-9567</meta:generator>
    <dc:creator>Bo Wang</dc:creator>
    <meta:document-statistic meta:table-count="752" meta:image-count="51" meta:object-count="0" meta:page-count="325" meta:paragraph-count="10052" meta:word-count="81318" meta:character-count="307528"/>
  </office:meta>
</office:document-meta>
</file>